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76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1.279cm"/>
    </style:style>
    <style:style style:name="co5" style:family="table-column">
      <style:table-column-properties fo:break-before="auto" style:column-width="0.762cm"/>
    </style:style>
    <style:style style:name="co6" style:family="table-column">
      <style:table-column-properties fo:break-before="auto" style:column-width="3.267cm"/>
    </style:style>
    <style:style style:name="co7" style:family="table-column">
      <style:table-column-properties fo:break-before="auto" style:column-width="1.034cm"/>
    </style:style>
    <style:style style:name="co8" style:family="table-column">
      <style:table-column-properties fo:break-before="auto" style:column-width="1.316cm"/>
    </style:style>
    <style:style style:name="co9" style:family="table-column">
      <style:table-column-properties fo:break-before="auto" style:column-width="1.951cm"/>
    </style:style>
    <style:style style:name="co10" style:family="table-column">
      <style:table-column-properties fo:break-before="auto" style:column-width="0.871cm"/>
    </style:style>
    <style:style style:name="co11" style:family="table-column">
      <style:table-column-properties fo:break-before="auto" style:column-width="1.02cm"/>
    </style:style>
    <style:style style:name="co12" style:family="table-column">
      <style:table-column-properties fo:break-before="auto" style:column-width="6.694cm"/>
    </style:style>
    <style:style style:name="co13" style:family="table-column">
      <style:table-column-properties fo:break-before="auto" style:column-width="2.4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UserStories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5. Sprint</text:p>
          </table:table-cell>
          <table:table-cell office:value-type="string" calcext:value-type="string">
            <text:p>User-Story</text:p>
          </table:table-cell>
          <table:table-cell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Als Spieler kann ich den Spielmodus 2er-Schnapsen auch gegen einen Computergegner (KI) spielen, sodass ich das Spiel üben kann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 2er-Schnapsen gegen den Computergegner wieder in die App einbauen.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Als Spieler kann ich schummeln, indem ich meine Karten gegen meine gestochenen Karten austausche, sodass das Spiel interessanter wird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intergrundlogik: Austauschen einer Handkarte mit einer gestochenen Karte implementier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 Activity oder Popup für Anzeige und Austausch von gestochenen Karten erstell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 Verzögertes Austauschen einer Handkarte mit einer gestochenen Karte ermöglichen.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Als Spieler kann ich schummeln, indem ich meinen Mitspielern in die Karten schaue, sodass das Spiel interessanter wird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 Verzögerte Anzeige der Karten eines Gegenspielers ermöglichen.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Als Spieler kann ich das Schummeln anderer Spieler mit einer Geste unterbinden, sodass es nicht den Spielspaß zunichte macht.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 Verhindern einer Schummelaktion während der entsprechenden Verzögerung durch Schütteln ermöglichen.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Als Spieler wird mir das Schummeln anderer Spieler angezeigt, sodass ich eine Möglichkeit habe es abzuwenden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 Während der Verzögerung beim Schummeln ein Auge neben dem entsprechenden Spielernamen anzeigen.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Als Spieler möchte ich, dass das gesamte Spiel zuverlässig ist, sodass es einem echten Kartenspiel in nichts nachsteht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bindungsaufbau bei 3er- und 4er-Schnapsen testen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stensperre während dem Spielen verhindern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ielliste in der Lobby zwischenlöschen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ielfeld4 testen und optimieren (gemeinsam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de Refactoring - Spielfeld2</text:p>
          </table:table-cell>
        </table:table-row>
      </table:table>
      <table:table table:name="US255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Als Spieler kann ich den Spielmodus 2er-Schnapsen auch gegen einen Computergegner (KI) spielen, sodass ich das Spiel üb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rdergrundlogik: 2er-Schnapsen gegen den Computergegner wieder in die App einbauen.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lche Inhalte kommen in Computergegner vor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Der Computergegner simuliert einen echten Mitspieler, mit dem geübt werden kan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App muss gestartet se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riterien – def.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gegen den Computergegner gespielt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befindet sich im Startauswahl-Menü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klickt auf „Schnelles Spiel“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erwartetes Ergebnis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neues Spiel wird eröffnet, der Gegner ist die KI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table:number-columns-repeated="8"/>
          <table:table-cell table:style-name="ce1"/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/>
          <table:table-cell table:style-name="ce2"/>
          <table:table-cell table:number-columns-repeated="10"/>
        </table:table-row>
      </table:table>
      <table:table table:name="US30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ls Spieler kann ich schummeln, indem ich meine Karten gegen meine gestochenen Karten austausche, sodass das Spiel interessanter wird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: Austauschen einer Handkarte mit einer gestochenen Karte implementiere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rdergrundlogik: Activity oder Popup für Anzeige und Austausch von gestochenen Karten erstelle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rdergrundlogik: Verzögertes Austauschen einer Handkarte mit einer gestochenen Karte ermöglichen.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kann schummeln?</text:p>
          </table:table-cell>
          <table:table-cell table:number-columns-repeated="5"/>
          <table:table-cell office:value-type="string" calcext:value-type="string">
            <text:p>S_1</text:p>
          </table:table-cell>
          <table:table-cell office:value-type="string" calcext:value-type="string">
            <text:p>Welche Inhalte kommen in Schummeln vor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schummel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kann schummeln genau druchgeführt werden?</text:p>
          </table:table-cell>
          <table:table-cell table:number-columns-repeated="5"/>
          <table:table-cell office:value-type="string" calcext:value-type="string">
            <text:p>S_1</text:p>
          </table:table-cell>
          <table:table-cell office:value-type="string" calcext:value-type="string">
            <text:p>Es gibt zwei Varianten zum Schummel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as könnte schummel verhindern?</text:p>
          </table:table-cell>
          <table:table-cell table:number-columns-repeated="6"/>
          <table:table-cell office:value-type="string" calcext:value-type="string">
            <text:p>1.</text:p>
          </table:table-cell>
          <table:table-cell office:value-type="string" calcext:value-type="string">
            <text:p>Spieler tauscht Handkarte mit gestochner Karte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2.</text:p>
          </table:table-cell>
          <table:table-cell office:value-type="string" calcext:value-type="string">
            <text:p>Spieler sieht Mitspieler in den Karten</text:p>
          </table:table-cell>
          <table:table-cell/>
        </table:table-row>
        <table:table-row table:style-name="ro1">
          <table:table-cell office:value-type="string" calcext:value-type="string">
            <text:p>Antworten: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Jeder Spieler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enn ein Spieler am Zug is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Durch klicken auf „Schummeln“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Ein Gegner kann schummeln abwehre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in Spiel muss gestartet sei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ich meine Karte gegen eine meiner gestochenen Karten austausch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muss am Zug se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klicken auf „Schummeln“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im geöffneten Popup eine Karte auswähl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eine Karte zum Tauschen auswähl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meine Handkarte wird gegen eine Karte meiner gestochenen abgelegten Karten getauscht</text:p>
          </table:table-cell>
          <table:table-cell table:number-columns-repeated="8"/>
        </table:table-row>
      </table:table>
      <table:table table:name="US58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Als Spieler kann ich schummeln, indem ich meinen Mitspielern in die Karten schaue, sodass das Spiel interessanter wird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rdergrundlogik: Verzögerte Anzeige der Karten eines Gegenspielers ermöglichen.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kann schummeln?</text:p>
          </table:table-cell>
          <table:table-cell table:number-columns-repeated="5"/>
          <table:table-cell office:value-type="string" calcext:value-type="string">
            <text:p>S_1</text:p>
          </table:table-cell>
          <table:table-cell office:value-type="string" calcext:value-type="string">
            <text:p>Welche Inhalte kommen in Schummeln vor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schummel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kann schummeln genau druchgeführt werden?</text:p>
          </table:table-cell>
          <table:table-cell table:number-columns-repeated="5"/>
          <table:table-cell office:value-type="string" calcext:value-type="string">
            <text:p>S_1</text:p>
          </table:table-cell>
          <table:table-cell office:value-type="string" calcext:value-type="string">
            <text:p>Es gibt zwei Varianten zum Schummel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as könnte schummel verhindern?</text:p>
          </table:table-cell>
          <table:table-cell table:number-columns-repeated="6"/>
          <table:table-cell office:value-type="string" calcext:value-type="string">
            <text:p>1.</text:p>
          </table:table-cell>
          <table:table-cell office:value-type="string" calcext:value-type="string">
            <text:p>Spieler tauscht Handkarte mit gestochner Karte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2.</text:p>
          </table:table-cell>
          <table:table-cell office:value-type="string" calcext:value-type="string">
            <text:p>Spieler sieht Mitspieler in den Karten</text:p>
          </table:table-cell>
          <table:table-cell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Jeder Spieler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enn ein Spieler am Zug is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Durch klicken auf „Schummeln“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Ein Gegner kann schummeln abwehre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in Spiel muss gestartet sei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ich meinen Mitspielern in die Karten schau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muss am Zug se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klicken auf „Schummeln“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kein Mitspieler wehrt sich gegen die Schummel-Attack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ich sehe die Karten meiner Mitspieler,</text:p>
          </table:table-cell>
          <table:table-cell table:number-columns-repeated="8"/>
        </table:table-row>
      </table:table>
      <table:table table:name="US60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3" table:number-columns-repeated="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ls Spieler kann ich das Schummeln anderer Spieler mit einer Geste unterbinden, sodass es nicht den Spielspaß zunichte macht. 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rdergrundlogik: Verhindern einer Schummelaktion während der entsprechenden Verzögerung durch Schütteln ermöglichen.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kann Schummeln unterbinden?</text:p>
          </table:table-cell>
          <table:table-cell table:number-columns-repeated="5"/>
          <table:table-cell office:value-type="string" calcext:value-type="string">
            <text:p>S_1</text:p>
          </table:table-cell>
          <table:table-cell office:value-type="string" calcext:value-type="string">
            <text:p>Welche Inhalte kommen in Schummeln vor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kann Schummeln unterbind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kann ich Schummeln unterbinden genau druchführen?</text:p>
          </table:table-cell>
          <table:table-cell table:number-columns-repeated="5"/>
          <table:table-cell office:value-type="string" calcext:value-type="string">
            <text:p>S_1</text:p>
          </table:table-cell>
          <table:table-cell office:value-type="string" calcext:value-type="string">
            <text:p>Es gibt zwei Varianten zum Schummel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ie häufig kann Schummeln unterbinden durchgeführt werden?</text:p>
          </table:table-cell>
          <table:table-cell table:number-columns-repeated="6"/>
          <table:table-cell office:value-type="string" calcext:value-type="string">
            <text:p>1.</text:p>
          </table:table-cell>
          <table:table-cell office:value-type="string" calcext:value-type="string">
            <text:p>Spieler tauscht Handkarte mit gestochner Karte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2.</text:p>
          </table:table-cell>
          <table:table-cell office:value-type="string" calcext:value-type="string">
            <text:p>Spieler sieht Mitspieler in den Karten</text:p>
          </table:table-cell>
          <table:table-cell/>
        </table:table-row>
        <table:table-row table:style-name="ro1">
          <table:table-cell office:value-type="string" calcext:value-type="string">
            <text:p>Antworten: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Der Spieler gegen den eine Schummel-Attacke durchgeführt wir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Sobald eine Schummel-Attacke gegen mich stattfind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Mit einer Geste, das Handy schüttel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Immer, wenn ein Schummel-Attacke gegen mich läuft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Spiel muss gestartet sei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chummel abgewehrt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muss ein Spiel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in Spieler führt gegen mich eine Schummel-Attacke au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Es wird mir angezeigt, dass eine Schummel-Attacke gegen mich ausgeführt wird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ich schüttle das Handy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chummel-Attacke wird abgewehrt, der Schummler hat keinen Vorteil</text:p>
          </table:table-cell>
          <table:table-cell table:number-columns-repeated="8"/>
        </table:table-row>
      </table:table>
      <table:table table:name="US31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ls Spieler wird mir das Schummeln anderer Spieler angezeigt, sodass ich eine Möglichkeit habe es abzuwende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rdergrundlogik: Während der Verzögerung beim Schummeln ein Auge neben dem entsprechenden Spielernamen anzeigen.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ann soll Schummeln anderer Spieler angezeigt wer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ie häufig soll Schummeln anderer Spieler angezeigt werden?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Sobald eine Schummel-Attacke gegen mich läuf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Immer, wenn eine Schummel-Attacke gegen mich läuft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Spiel muss gestartet sei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das Schummeln anderer Spieler angezeigt wir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muss ein Spiel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in Spieler führt gegen mich eine Schummel-Attacke au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wird mir angezeigt, dass eine Schummel-Attacke gegen mich läuft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table:number-columns-repeated="8"/>
          <table:table-cell table:style-name="ce1"/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/>
          <table:table-cell table:style-name="ce2"/>
          <table:table-cell table:number-columns-repeated="10"/>
        </table:table-row>
      </table:table>
      <table:table table:name="US51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Als Spieler möchte ich, dass das gesamte Spiel zuverlässig ist, sodass es einem echten Kartenspiel in nichts nachsteht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erbindungsaufbau bei 3er- und 4er-Schnapsen teste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astensperre während dem Spielen verhinder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pielliste in der Lobby zwischenlösche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pielfeld4 testen und optimieren (gemeinsam)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ode Refactoring - Spielfeld2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ein Verbindungsaufbau beim 3er- und 4er-Schnapsen funktionier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müssen 3-4 Spieler ihre Bluetooth-Verbindung aktiviert haben und die App ist auf jedem Gerät gestarte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1 (Host) <text:s/>erstellt ein Spiel für 3 Spiel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pieler 2 sucht nach Spielen</text:p>
          </table:table-cell>
          <table:table-cell table:number-columns-repeated="7"/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3.</text:p>
          </table:table-cell>
          <table:table-cell office:value-type="string" calcext:value-type="string">
            <text:p>Spiel von Spieler1 wird Spieler 2 angezeig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.</text:p>
          </table:table-cell>
          <table:table-cell office:value-type="string" calcext:value-type="string">
            <text:p>Spieler 2 tritt bei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5.</text:p>
          </table:table-cell>
          <table:table-cell office:value-type="string" calcext:value-type="string">
            <text:p>Spieler 3 sucht nach Spiel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6.</text:p>
          </table:table-cell>
          <table:table-cell office:value-type="string" calcext:value-type="string">
            <text:p>Spiel von Spieler1 wird Spieler 3 angezeig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7.</text:p>
          </table:table-cell>
          <table:table-cell office:value-type="string" calcext:value-type="string">
            <text:p>Spieler 3 tritt bei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lle 3 Spieler sind am Tisch und das Spiel startet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_2</text:p>
          </table:table-cell>
          <table:table-cell office:value-type="string" calcext:value-type="string">
            <text:p>Testen, ob die Tastensperre beim Spielen deaktiviert is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 und Spieler befinden sich am Tisch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 läuft ohne, dass jemand den Bildschirm berühr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3 min späte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kann nach 3 min normal fortgesetzt werden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_3</text:p>
          </table:table-cell>
          <table:table-cell office:value-type="string" calcext:value-type="string">
            <text:p>Testen, ob Spielliste in der Lobby zwischengelöscht wir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2 2-er-Schnapsen Spiele sind erstell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Mitspieler sucht nach Spiel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2 Spiele werden angezeig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Ein 2er-Schnapsen Spiel wird geschloss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.</text:p>
          </table:table-cell>
          <table:table-cell office:value-type="string" calcext:value-type="string">
            <text:p>Ein weiterer Spieler sucht nach Spiel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In der Lobby wird nur mehr ein Spiel angezeigt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5">00.00.0000</text:date>, <text:time style:data-style-name="N2" text:time-value="12:24:32.7138499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9T22:00:11.438443725</meta:creation-date>
    <dc:date>2015-06-05T14:25:58.607049204</dc:date>
    <meta:editing-duration>PT16H56M19S</meta:editing-duration>
    <meta:editing-cycles>109</meta:editing-cycles>
    <meta:generator>LibreOffice/4.2.7.2$Linux_X86_64 LibreOffice_project/420m0$Build-2</meta:generator>
    <meta:document-statistic meta:table-count="7" meta:cell-count="265" meta:object-count="0"/>
  </office:meta>
</office:document-meta>
</file>